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6">
            <text:p>16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2-02_07-41-00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2-02_03-17-46_000.jpg</text:p>
          </table:table-cell>
          <table:table-cell table:style-name="ce26" office:value-type="string">
            <text:p>:m :PHOTO 寝た時刻 / 2023 / オナニー、了、duration=1時間ぐらい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3 / オナニー、了、duration=1時間ぐらい,other=~">
            <text:p>:m :PHOTO 寝た時刻 / 2023 / オナニー、了、duration=1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01_19-04-54_000.jpg</text:p>
          </table:table-cell>
          <table:table-cell table:style-name="ce26" office:value-type="string">
            <text:p>:m :篠笛,shinobue #*# / session-memo:session-1 / p.1-&lt;1&gt;:genre=log_memo,session=hour-19,tempo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4]=&quot;&quot;;[.C6];CONCATENATE([.C6];&quot; / &quot;;[.E4]))" office:value-type="string" office:string-value=":m #*# / memo:other(m:other) / topic=習;字;, about=,other=,id=~,content=炭;意;味;鉱;砂;英;炉;端;気;象;系;統;津;金;属;警;戒;弱;者;起;点;報;解;決;南;省;">
            <text:p>:m #*# / memo:other(m:other) / topic=習;字;, about=,other=,id=~,content=炭;意;味;鉱;砂;英;炉;端;気;象;系;統;津;金;属;警;戒;弱;者;起;点;報;解;決;南;省;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2-01_19-04-36_000.jpg</text:p>
          </table:table-cell>
          <table:table-cell table:style-name="ce26" office:value-type="string">
            <text:p>:m :篠笛,shinobue #*# / session-memo:session-1 / p.1-&lt;1&gt;:genre=melody,session=hour-19,tempo=~ \\\ p.2-&lt;1&gt;:genre=melody:add:'23-01-30~p-1,key=h-2(B),session=hour-19,musescore=~ \\\ p.3-&lt;1&gt;:genre=melody:add:'23-01-30~p-1,session=hour-19,musescore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:篠笛,shinobue #*# / session-memo:session-1 / p.1-&lt;1&gt;:genre=melody,session=hour-19,tempo=~ \\\ p.2-&lt;1&gt;:genre=melody:add:'23-01-30~p-1,key=h-2(B),session=hour-19,musescore=~ \\\ p.3-&lt;1&gt;:genre=melody:add:'23-01-30~p-1,session=hour-19,musescore=~">
            <text:p>:m :篠笛,shinobue #*# / session-memo:session-1 / p.1-&lt;1&gt;:genre=melody,session=hour-19,tempo=~ \\\ p.2-&lt;1&gt;:genre=melody:add:'23-01-30~p-1,key=h-2(B),session=hour-19,musescore=~ \\\ p.3-&lt;1&gt;:genre=melody:add:'23-01-30~p-1,session=hour-19,musescore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2-02_09-15-56_000.jpg</text:p>
          </table:table-cell>
          <table:table-cell table:style-name="ce26" office:value-type="string">
            <text:p>:m #*# / memo:other(m:other) / topic=習;字;, about=,other=,id=~,content=炭;意;味;鉱;砂;英;炉;端;気;象;系;統;津;金;属;警;戒;弱;者;起;点;報;解;決;南;省;</text:p>
          </table:table-cell>
          <table:table-cell table:style-name="ce27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#*# / memo:other(m:other) / topic=習;字;, about=,other=,id=~,content=炭;意;味;鉱;砂;英;炉;端;気;象;系;統;津;金;属;警;戒;弱;者;起;点;報;解;決;南;省;">
            <text:p>:m #*# / memo:other(m:other) / topic=習;字;, about=,other=,id=~,content=炭;意;味;鉱;砂;英;炉;端;気;象;系;統;津;金;属;警;戒;弱;者;起;点;報;解;決;南;省;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2-01_17-40-30_000.jpg</text:p>
          </table:table-cell>
          <table:table-cell table:style-name="ce26" office:value-type="string">
            <text:p>:m #*# RES / JVEMV6 64#234_nihon_history_shoowa / 『日本の歴史　２３　帝国の昭和』 著者=有馬学,校注=~ / p.「月報」：p.1 / w=何応欽協定；澤地久枝,topic=~,publisher=~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#*# RES / JVEMV6 64#234_nihon_history_shoowa / 『日本の歴史　２３　帝国の昭和』 著者=有馬学,校注=~ / p.「月報」：p.1 / w=何応欽協定；澤地久枝,topic=~,publisher=~,other=~">
            <text:p>:m #*# RES / JVEMV6 64#234_nihon_history_shoowa / 『日本の歴史　２３　帝国の昭和』 著者=有馬学,校注=~ / p.「月報」：p.1 / w=何応欽協定；澤地久枝,topic=~,publisher=~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2-01_15-58-07_000.jpg</text:p>
          </table:table-cell>
          <table:table-cell table:style-name="ce26" office:value-type="string">
            <text:p>:m dessin,sketch / des. object=電気炉 / genre=器具：装置,source=~,location=~,other=~,memo~,found~,id=J4VW,occasion=83#:『化学雑話』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dessin,sketch / des. object=電気炉 / genre=器具：装置,source=~,location=~,other=~,memo~,found~,id=J4VW,occasion=83#:『化学雑話』">
            <text:p>:m dessin,sketch / des. object=電気炉 / genre=器具：装置,source=~,location=~,other=~,memo~,found~,id=J4VW,occasion=83#:『化学雑話』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3-02-01_17-18-36_000.jpg</text:p>
          </table:table-cell>
          <table:table-cell table:style-name="ce26" office:value-type="string">
            <text:p>:m RES 1*1 / free# JVEMV6 83#_97:1 / 83. chemistry / topics=無機質,w=炭化ケイ素；鋼玉；ケイ砂；,s=~,i=~,other=memo+:中国：東南部：地図：景徳鎮,next=,doc=r-1-1~1.4:『化学雑話』:p.95:L.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RES 1*1 / free# JVEMV6 83#_97:1 / 83. chemistry / topics=無機質,w=炭化ケイ素；鋼玉；ケイ砂；,s=~,i=~,other=memo+:中国：東南部：地図：景徳鎮,next=,doc=r-1-1~1.4:『化学雑話』:p.95:L.3">
            <text:p>:m RES 1*1 / free# JVEMV6 83#_97:1 / 83. chemistry / topics=無機質,w=炭化ケイ素；鋼玉；ケイ砂；,s=~,i=~,other=memo+:中国：東南部：地図：景徳鎮,next=,doc=r-1-1~1.4:『化学雑話』:p.95:L.3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2-01_14-01-14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7" office:value-type="string">
            <text:p>2023-02-01_21-21-3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 office:value-type="string">
            <text:p>2023-02-02_01-44-0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2-02_01-44-1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：初日,id=2023-02-02_01-44-01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8" office:value-type="string">
            <text:p>2023-02-02_07-49-4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8" office:value-type="string">
            <text:p>2023-02-02_01-36-13_000.jpg</text:p>
          </table:table-cell>
          <table:table-cell table:style-name="ce27" office:value-type="string">
            <text:p>:m RES #*# / free# JVEMV6 82#_SK5T:1 / 82. math-research / topics=四元数,w=~,s=~,i=~,doc=r-1-1~1.2#1,other=q+:q-id.GF2K:{i(iA)=(ii)A}?（結合則、あるか？）;q+:q-id.XDSO:{(Ai)i=A(ii)}? / N+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RES #*# / free# JVEMV6 82#_SK5T:1 / 82. math-research / topics=四元数,w=~,s=~,i=~,doc=r-1-1~1.2#1,other=q+:q-id.GF2K:{i(iA)=(ii)A}?（結合則、あるか？）;q+:q-id.XDSO:{(Ai)i=A(ii)}? / N+">
            <text:p>:m RES #*# / free# JVEMV6 82#_SK5T:1 / 82. math-research / topics=四元数,w=~,s=~,i=~,doc=r-1-1~1.2#1,other=q+:q-id.GF2K:{i(iA)=(ii)A}?（結合則、あるか？）;q+:q-id.XDSO:{(Ai)i=A(ii)}? / N+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0" office:value-type="string">
            <text:p>2023-02-02_09-05-44_000.jpg</text:p>
          </table:table-cell>
          <table:table-cell table:style-name="ce26" office:value-type="string">
            <text:p>:m #*# RES / JVEMV6 64#67_3_hachiitsu / 『論語 八佾』 著者=~,校注=~ / p.80 / w=栗,topic=,publisher=明治書院,other=map+:河南省＋周囲；sketch+:木鐸：sketch-id=EN1B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0" office:value-type="string">
            <text:p>2023-02-02_11-27-45_000.jpg</text:p>
          </table:table-cell>
          <table:table-cell table:style-name="ce26" office:value-type="string">
            <text:p>:m #*# RES / JVEMV6 64#234_nihon_history_shoowa / 『日本の歴史　２３　帝国の昭和』 著者=有馬学,校注=~ / p.13 / w=,topic=~,publisher=~,other=map+:中国：東北地域；map+:中国：湖北省；map+:長野県：諏訪市～下諏訪町、周辺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m #*# RES / JVEMV6 64#234_nihon_history_shoowa / 『日本の歴史　２３　帝国の昭和』 著者=有馬学,校注=~ / p.13 / w=,topic=~,publisher=~,other=map+:中国：東北地域；map+:中国：湖北省；map+:長野県：諏訪市～下諏訪町、周辺">
            <text:p>:m #*# RES / JVEMV6 64#234_nihon_history_shoowa / 『日本の歴史　２３　帝国の昭和』 著者=有馬学,校注=~ / p.13 / w=,topic=~,publisher=~,other=map+:中国：東北地域；map+:中国：湖北省；map+:長野県：諏訪市～下諏訪町、周辺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6">
            <text:p>1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2">2023/02/02</text:date>, <text:time>12:26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02T12:26:10.73</dc:date>
    <dc:creator>iwabuchi ken</dc:creator>
    <meta:editing-duration>P53DT13H4M9S</meta:editing-duration>
    <meta:editing-cycles>17235</meta:editing-cycles>
    <meta:document-statistic meta:table-count="2" meta:cell-count="926" meta:object-count="0"/>
    <meta:user-defined meta:name="qrichtext">1</meta:user-defined>
  </office:meta>
</office:document-meta>
</file>